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27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516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1.5992in"/>
    </style:style>
    <style:style style:name="co7" style:family="table-column">
      <style:table-column-properties fo:break-before="auto" style:column-width="1.4583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dd Time</text:p>
          </table:table-cell>
          <table:table-cell table:number-columns-repeated="6"/>
          <table:table-cell table:style-name="ce1" office:value-type="string">
            <text:p>Add part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fields</text:p>
          </table:table-cell>
          <table:table-cell office:value-type="string">
            <text:p>dataType</text:p>
          </table:table-cell>
          <table:table-cell office:value-type="string">
            <text:p>ui</text:p>
          </table:table-cell>
          <table:table-cell table:number-columns-repeated="4"/>
          <table:table-cell office:value-type="string">
            <text:p>fields</text:p>
          </table:table-cell>
          <table:table-cell office:value-type="string">
            <text:p>dataType</text:p>
          </table:table-cell>
          <table:table-cell office:value-type="string">
            <text:p>ui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7"/>
          <table:table-cell table:style-name="ce5" office:value-type="string">
            <text:p>JobId <text:s text:c="3"/>fk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JobId <text:s text:c="3"/>fk</text:p>
          </table:table-cell>
          <table:table-cell office:value-type="string">
            <text:p>int</text:p>
          </table:table-cell>
          <table:table-cell table:number-columns-repeated="5"/>
          <table:table-cell office:value-type="string">
            <text:p>Billable</text:p>
          </table:table-cell>
          <table:table-cell office:value-type="string">
            <text:p>tinyint </text:p>
          </table:table-cell>
          <table:table-cell office:value-type="string">
            <text:p>fix label</text:p>
          </table:table-cell>
          <table:table-cell office:value-type="string">
            <text:p>jobschedule name</text:p>
          </table:table-cell>
          <table:table-cell/>
        </table:table-row>
        <table:table-row table:style-name="ro4">
          <table:table-cell table:style-name="ce3" office:value-type="string">
            <text:p>Job Visit: </text:p>
          </table:table-cell>
          <table:table-cell office:value-type="string">
            <text:p>nvarchar</text:p>
          </table:table-cell>
          <table:table-cell office:value-type="string">
            <text:p>label</text:p>
          </table:table-cell>
          <table:table-cell office:value-type="string">
            <text:p>jobschedule name</text:p>
          </table:table-cell>
          <table:table-cell office:value-type="string">
            <text:p>?</text:p>
          </table:table-cell>
          <table:table-cell table:number-columns-repeated="2"/>
          <table:table-cell table:style-name="ce3" office:value-type="string">
            <text:p>Job Visit: </text:p>
          </table:table-cell>
          <table:table-cell office:value-type="string">
            <text:p>nvarchar</text:p>
          </table:table-cell>
          <table:table-cell office:value-type="string">
            <text:p>fix label</text:p>
          </table:table-cell>
          <table:table-cell office:value-type="string">
            <text:p>Se name</text:p>
          </table:table-cell>
          <table:table-cell office:value-type="string">
            <text:p>?</text:p>
          </table:table-cell>
        </table:table-row>
        <table:table-row table:style-name="ro3">
          <table:table-cell office:value-type="string">
            <text:p>staff</text:p>
          </table:table-cell>
          <table:table-cell office:value-type="string">
            <text:p>nvarchar</text:p>
          </table:table-cell>
          <table:table-cell office:value-type="string">
            <text:p>label</text:p>
          </table:table-cell>
          <table:table-cell office:value-type="string">
            <text:p>Se nam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taff</text:p>
          </table:table-cell>
          <table:table-cell office:value-type="string">
            <text:p>nvarchar</text:p>
          </table:table-cell>
          <table:table-cell office:value-type="string">
            <text:p>fix label</text:p>
          </table:table-cell>
          <table:table-cell office:value-type="string">
            <text:p>?</text:p>
          </table:table-cell>
          <table:table-cell/>
        </table:table-row>
        <table:table-row table:style-name="ro3">
          <table:table-cell office:value-type="string">
            <text:p>Time Start: </text:p>
          </table:table-cell>
          <table:table-cell office:value-type="string">
            <text:p>DateTime</text:p>
          </table:table-cell>
          <table:table-cell office:value-type="string">
            <text:p>Timepicker</text:p>
          </table:table-cell>
          <table:table-cell table:number-columns-repeated="4"/>
          <table:table-cell office:value-type="string">
            <text:p>Sale Price:</text:p>
          </table:table-cell>
          <table:table-cell office:value-type="string">
            <text:p>decimal</text:p>
          </table:table-cell>
          <table:table-cell office:value-type="string">
            <text:p>textbox</text:p>
          </table:table-cell>
          <table:table-cell table:number-columns-repeated="2"/>
        </table:table-row>
        <table:table-row table:style-name="ro3">
          <table:table-cell office:value-type="string">
            <text:p>Time End: </text:p>
          </table:table-cell>
          <table:table-cell office:value-type="string">
            <text:p>DateTime</text:p>
          </table:table-cell>
          <table:table-cell office:value-type="string">
            <text:p>Timepicker</text:p>
          </table:table-cell>
          <table:table-cell table:number-columns-repeated="4"/>
          <table:table-cell office:value-type="string">
            <text:p>Time Added</text:p>
          </table:table-cell>
          <table:table-cell office:value-type="string">
            <text:p>DateTime</text:p>
          </table:table-cell>
          <table:table-cell office:value-type="string">
            <text:p>Timepicker</text:p>
          </table:table-cell>
          <table:table-cell table:number-columns-repeated="2"/>
        </table:table-row>
        <table:table-row table:style-name="ro3">
          <table:table-cell office:value-type="string">
            <text:p>Quantity: </text:p>
          </table:table-cell>
          <table:table-cell/>
          <table:table-cell office:value-type="string">
            <text:p>textbox</text:p>
          </table:table-cell>
          <table:table-cell table:number-columns-repeated="4"/>
          <table:table-cell office:value-type="string">
            <text:p>Item Code</text:p>
          </table:table-cell>
          <table:table-cell office:value-type="string">
            <text:p>nvarchar</text:p>
          </table:table-cell>
          <table:table-cell office:value-type="string">
            <text:p>textbox</text:p>
          </table:table-cell>
          <table:table-cell table:number-columns-repeated="2"/>
        </table:table-row>
        <table:table-row table:style-name="ro3">
          <table:table-cell office:value-type="string">
            <text:p>Charge Rate: </text:p>
          </table:table-cell>
          <table:table-cell/>
          <table:table-cell office:value-type="string">
            <text:p>textbox</text:p>
          </table:table-cell>
          <table:table-cell table:number-columns-repeated="4"/>
          <table:table-cell office:value-type="string">
            <text:p>Quantity</text:p>
          </table:table-cell>
          <table:table-cell/>
          <table:table-cell office:value-type="string">
            <text:p>textbox</text:p>
          </table:table-cell>
          <table:table-cell table:number-columns-repeated="2"/>
        </table:table-row>
        <table:table-row table:style-name="ro3">
          <table:table-cell office:value-type="string">
            <text:p>Purchase Cost: </text:p>
          </table:table-cell>
          <table:table-cell/>
          <table:table-cell office:value-type="string">
            <text:p>textbox</text:p>
          </table:table-cell>
          <table:table-cell office:value-type="string">
            <text:p>multiple</text:p>
          </table:table-cell>
          <table:table-cell table:number-columns-repeated="3"/>
          <table:table-cell office:value-type="string">
            <text:p>Purchase Cost: </text:p>
          </table:table-cell>
          <table:table-cell/>
          <table:table-cell office:value-type="string">
            <text:p>textbox</text:p>
          </table:table-cell>
          <table:table-cell table:number-columns-repeated="2"/>
        </table:table-row>
        <table:table-row table:style-name="ro3">
          <table:table-cell office:value-type="string">
            <text:p>Description</text:p>
          </table:table-cell>
          <table:table-cell/>
          <table:table-cell office:value-type="string">
            <text:p>textarea</text:p>
          </table:table-cell>
          <table:table-cell table:number-columns-repeated="4"/>
          <table:table-cell office:value-type="string">
            <text:p>Margin (%): </text:p>
          </table:table-cell>
          <table:table-cell/>
          <table:table-cell office:value-type="string">
            <text:p>textbox</text:p>
          </table:table-cell>
          <table:table-cell office:value-type="string">
            <text:p>?</text:p>
          </table:table-cell>
          <table:table-cell/>
        </table:table-row>
        <table:table-row table:style-name="ro3">
          <table:table-cell table:style-name="ce4" office:value-type="string">
            <text:p>FileName</text:p>
          </table:table-cell>
          <table:table-cell office:value-type="string">
            <text:p>nvarchar</text:p>
          </table:table-cell>
          <table:table-cell office:value-type="string">
            <text:p>Upload</text:p>
          </table:table-cell>
          <table:table-cell office:value-type="string">
            <text:p>all files</text:p>
          </table:table-cell>
          <table:table-cell table:number-columns-repeated="3"/>
          <table:table-cell office:value-type="string">
            <text:p>Description</text:p>
          </table:table-cell>
          <table:table-cell office:value-type="string">
            <text:p>nvarchar</text:p>
          </table:table-cell>
          <table:table-cell office:value-type="string">
            <text:p>textarea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>
            <text:p>FileName</text:p>
          </table:table-cell>
          <table:table-cell office:value-type="string">
            <text:p>nvarchar</text:p>
          </table:table-cell>
          <table:table-cell office:value-type="string">
            <text:p>Upload</text:p>
          </table:table-cell>
          <table:table-cell table:number-columns-repeated="2"/>
        </table:table-row>
        <table:table-row table:style-name="ro3">
          <table:table-cell office:value-type="string">
            <text:p>Billable</text:p>
          </table:table-cell>
          <table:table-cell office:value-type="string">
            <text:p>tinyint </text:p>
          </table:table-cell>
          <table:table-cell office:value-type="string">
            <text:p>checkbox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3:40:52.56</meta:creation-date>
    <dc:date>2016-07-08T14:59:37.17</dc:date>
    <meta:editing-duration>PT1H9M46S</meta:editing-duration>
    <meta:editing-cycles>9</meta:editing-cycles>
    <meta:generator>LibreOffice/4.0.0.3$Windows_x86 LibreOffice_project/7545bee9c2a0782548772a21bc84a9dcc583b89</meta:generator>
    <meta:document-statistic meta:table-count="1" meta:cell-count="79" meta:object-count="0"/>
  </office:meta>
</office:document-meta>
</file>